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M Roman 12" svg:font-family="'LM Roman 12'" style:font-pitch="variable"/>
    <style:font-face style:name="Linux Libertine Display G" svg:font-family="'Linux Libertine Display G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imbus Sans L" svg:font-family="'Nimbus Sans L'" style:font-family-generic="swiss"/>
    <style:font-face style:name="OpenSymbol" svg:font-family="OpenSymbol"/>
    <style:font-face style:name="OpenSymbol1" svg:font-family="OpenSymbol" style:font-charset="x-symbol"/>
    <style:font-face style:name="Ubuntu Light" svg:font-family="'Ubuntu Light'"/>
  </office:font-face-decls>
  <office:automatic-styles>
    <style:style style:name="Table1" style:family="table">
      <style:table-properties style:width="5.9833in" table:align="right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1.3042in"/>
    </style:style>
    <style:style style:name="Table1.C" style:family="table-column">
      <style:table-column-properties style:column-width="1.2965in"/>
    </style:style>
    <style:style style:name="Table1.E" style:family="table-column">
      <style:table-column-properties style:column-width="1.2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M Roman 12" fo:font-size="8pt" style:font-size-asian="8pt" style:font-size-complex="8pt"/>
    </style:style>
    <style:style style:name="P2" style:family="paragraph" style:parent-style-name="Table_20_Contents">
      <style:paragraph-properties fo:text-align="justify" style:justify-single-word="false"/>
      <style:text-properties style:font-name="Linux Libertine Display G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nux Libertine Display G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Linux Libertine Display G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Libertine Display G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nux Libertine Display G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nux Libertine Display G" fo:font-size="11pt" style:font-size-asian="11pt" style:font-size-complex="11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Linux Libertine Display G" fo:font-size="11pt" style:font-size-asian="11pt" style:font-size-complex="11pt"/>
    </style:style>
    <style:style style:name="T1" style:family="text">
      <style:text-properties officeooo:rsid="00057d0f"/>
    </style:style>
    <style:style style:name="T2" style:family="text">
      <style:text-properties officeooo:rsid="0000f09e"/>
    </style:style>
    <style:style style:name="T3" style:family="text">
      <style:text-properties officeooo:rsid="00044a43"/>
    </style:style>
    <style:style style:name="T4" style:family="text">
      <style:text-properties officeooo:rsid="00081f87"/>
    </style:style>
    <style:style style:name="T5" style:family="text">
      <style:text-properties officeooo:rsid="00083f66"/>
    </style:style>
    <style:style style:name="T6" style:family="text">
      <style:text-properties officeooo:rsid="00092e81"/>
    </style:style>
    <style:style style:name="T7" style:family="text">
      <style:text-properties officeooo:rsid="000a50c3"/>
    </style:style>
    <style:style style:name="T8" style:family="text">
      <style:text-properties officeooo:rsid="000d9374"/>
    </style:style>
    <style:style style:name="T9" style:family="text">
      <style:text-properties officeooo:rsid="0017e646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193in" fo:text-indent="-0.2693in" fo:margin-left="0.519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PORAN FINAL PROJECT</text:p>
      <text:p text:style-name="P5">“TITLE”</text:p>
      <text:p text:style-name="P4"/>
      <text:p text:style-name="P4"/>
      <text:list xml:id="list19759746" text:style-name="L1">
        <text:list-item>
          <text:p text:style-name="P6">DATABASE REQUIREMENTS</text:p>
          <text:p text:style-name="P7">Penjelasan detail kebutuhan database dari miniworld yang dipilih sekaligus batasan yang diambil</text:p>
          <text:p text:style-name="P7"/>
        </text:list-item>
        <text:list-item>
          <text:p text:style-name="P6">MODEL DATA ERD</text:p>
          <text:p text:style-name="P7">Data model ER/<text:span text:style-name="T6">EER</text:span> dari <text:span text:style-name="T4">database requirement</text:span></text:p>
          <text:p text:style-name="P7"/>
        </text:list-item>
        <text:list-item>
          <text:p text:style-name="P6"><text:span text:style-name="T2">MAPPING DAN </text:span>RELATIONAL MODEL</text:p>
          <text:p text:style-name="P7"><text:span text:style-name="T5">Mapping proses dan h</text:span>asil mapping dari ER/ EER ke Relational Model</text:p>
          <text:p text:style-name="P7"/>
        </text:list-item>
        <text:list-item>
          <text:p text:style-name="P6">IMPLEMENTASI</text:p>
          <text:p text:style-name="P7">Detail implementasi relational model ke dalam engine database. Implementasi code sederhana (programming language bebas, Java-recommended) untuk melakukan insert, update, delete, dan querynya, sekaligus interfacenya. <text:span text:style-name="T8">Tunjukkan query informasi yang dapat disediakan (unggulan) dengan menuliskannya sebagai VIEW</text:span></text:p>
          <text:p text:style-name="P7">Note: Implementasi ini bukan membuat sistem database, hanya melakukan operasi DML dengan menggabungkan SQL dan programming language</text:p>
          <text:p text:style-name="P7"/>
        </text:list-item>
        <text:list-item>
          <text:p text:style-name="P6">REFERENSI</text:p>
          <text:p text:style-name="P7">Tuliskan singkat sumber untuk menulis laporan ini, baik primary source ataupun secondary source<text:span text:style-name="T7">s</text:span></text:p>
          <text:p text:style-name="P7"/>
        </text:list-item>
        <text:list-item>
          <text:p text:style-name="P6">KELOMPOK</text:p>
          <text:p text:style-name="P6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087718146896">
          <table:table-cell table:style-name="Table1.A1" office:value-type="string">
            <text:p text:style-name="P2">NIM</text:p>
          </table:table-cell>
          <table:table-cell table:style-name="Table1.A1" office:value-type="string">
            <text:p text:style-name="P2">Nama/email</text:p>
          </table:table-cell>
          <table:table-cell table:style-name="Table1.A1" office:value-type="string">
            <text:p text:style-name="P2">Role</text:p>
          </table:table-cell>
          <table:table-cell table:style-name="Table1.A1" office:value-type="string">
            <text:p text:style-name="P2">Tanggungjawab</text:p>
          </table:table-cell>
          <table:table-cell table:style-name="Table1.E1" office:value-type="string">
            <text:p text:style-name="P2">TTD</text:p>
          </table:table-cell>
        </table:table-row>
        <table:table-row table:style-name="TableLine94087723350320">
          <table:table-cell table:style-name="Table1.A2" office:value-type="string">
            <text:p text:style-name="P2">Tuliskan NIM </text:p>
          </table:table-cell>
          <table:table-cell table:style-name="Table1.A2" office:value-type="string">
            <text:p text:style-name="P2">Tuliskan nama</text:p>
          </table:table-cell>
          <table:table-cell table:style-name="Table1.A2" office:value-type="string">
            <text:p text:style-name="P2">Tuliskan jabatan di kelompok</text:p>
          </table:table-cell>
          <table:table-cell table:style-name="Table1.A2" office:value-type="string">
            <text:p text:style-name="P2">Tuliskan detail tugas yang dikerjakan dalam final project</text:p>
          </table:table-cell>
          <table:table-cell table:style-name="Table1.E2" office:value-type="string">
            <text:p text:style-name="P2">Tanda tangan</text:p>
          </table:table-cell>
        </table:table-row>
      </table:table>
      <text:list xml:id="list105857539350430" text:continue-numbering="true" text:style-name="L1">
        <text:list-header>
          <text:p text:style-name="P7"/>
        </text:list-header>
      </text:list>
      <text:p text:style-name="P3"/>
      <text:p text:style-name="P3">NOTE:</text:p>
      <text:list xml:id="list3583548433" text:style-name="L2">
        <text:list-item>
          <text:p text:style-name="P8">Page size A4, Margin Left: 2.5 cm, Top: 2.5 cm, Right:2 cm, Bottom: 2 cm</text:p>
        </text:list-item>
        <text:list-item>
          <text:p text:style-name="P8">Paragraph 1 spasi</text:p>
        </text:list-item>
        <text:list-item>
          <text:p text:style-name="P8">Font: <text:span text:style-name="T3">LM Roman 12</text:span>, 11pt. Title: 13 pt</text:p>
        </text:list-item>
        <text:list-item>
          <text:p text:style-name="P8">Format .odt atau .pdf<text:span text:style-name="T7">. Zip dengan semua file (.sql, source code dll), upload di classroom oleh ketua grup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M Roman 12" svg:font-family="'LM Roman 12'" style:font-pitch="variable"/>
    <style:font-face style:name="Linux Libertine Display G" svg:font-family="'Linux Libertine Display G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imbus Sans L" svg:font-family="'Nimbus Sans L'" style:font-family-generic="swiss"/>
    <style:font-face style:name="OpenSymbol" svg:font-family="OpenSymbol"/>
    <style:font-face style:name="OpenSymbol1" svg:font-family="OpenSymbol" style:font-charset="x-symbol"/>
    <style:font-face style:name="Ubuntu Light" svg:font-family="'Ubuntu Light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Ubuntu Light" fo:font-size="11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loext:opacity="0%" style:font-name="Ubuntu Light" fo:font-size="11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umbering_20_Symbols" style:display-name="Numbering Symbols" style:family="text">
      <style:text-properties style:font-name="LM Roman 12" fo:font-family="'LM Roman 12'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LM Roman 12" fo:font-size="8pt" style:font-size-asian="8pt" style:font-size-complex="8pt"/>
    </style:style>
    <style:style style:name="MT1" style:family="text">
      <style:text-properties officeooo:rsid="0017e646"/>
    </style:style>
    <style:style style:name="MT2" style:family="text">
      <style:text-properties officeooo:rsid="00057d0f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Final Project DBMS - “<text:span text:style-name="MT1">Kelas”</text:span> - “<text:span text:style-name="MT2">Topik</text:span>”- “<text:span text:style-name="MT2">Kelompok</text:span>”-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ww </meta:initial-creator>
    <meta:creation-date>2011-11-25T08:20:41</meta:creation-date>
    <dc:date>2021-09-27T10:58:55.503657410</dc:date>
    <meta:editing-duration>PT2H48M21S</meta:editing-duration>
    <meta:editing-cycles>90</meta:editing-cycles>
    <meta:generator>LibreOffice/7.2.0.4$Linux_X86_64 LibreOffice_project/ce769e3009755dcf0082844e386f5dca4c8ecb2f</meta:generator>
    <meta:document-statistic meta:table-count="1" meta:image-count="0" meta:object-count="0" meta:page-count="1" meta:paragraph-count="30" meta:word-count="197" meta:character-count="1324" meta:non-whitespace-character-count="1166"/>
  </office:meta>
</office:document-meta>
</file>